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HEMAT BAZ DANYCH:</text:p>
      <text:p text:style-name="Standard"/>
      <text:p text:style-name="Standard">CREATE TABLE IF NOT EXISTS LogEntries (</text:p>
      <text:p text:style-name="Standard"><text:tab/>id uuid, </text:p>
      <text:p text:style-name="Standard"><text:tab/>logType text, </text:p>
      <text:p text:style-name="Standard"><text:tab/>authorId text, </text:p>
      <text:p text:style-name="Standard"><text:tab/>timeCreated bigInt, </text:p>
      <text:p text:style-name="Standard"><text:tab/>targets list&lt;uuid&gt;, </text:p>
      <text:p text:style-name="Standard"><text:tab/>parent uuid, PRIMARY KEY (id) </text:p>
      <text:p text:style-name="Standard">);</text:p>
      <text:p text:style-name="Standard"/>
      <text:p text:style-name="Standard">CREATE TABLE IF NOT EXISTS ObjectEntries (</text:p>
      <text:p text:style-name="Standard"><text:tab/>objectId uuid, </text:p>
      <text:p text:style-name="Standard"><text:tab/>objectType text, </text:p>
      <text:p text:style-name="Standard"><text:tab/>authorId text, </text:p>
      <text:p text:style-name="Standard"><text:tab/>lastUpdate bigint, </text:p>
      <text:p text:style-name="Standard"><text:tab/>version bigint, </text:p>
      <text:p text:style-name="Standard"><text:tab/>content text, </text:p>
      <text:p text:style-name="Standard"><text:tab/>PRIMARY KEY (objectId) </text:p>
      <text:p text:style-name="Standard">);</text:p>
      <text:p text:style-name="Standard"/>
      <text:p text:style-name="Standard">Jest to implementacja mechanizmu współdzielonych obiektów opartego o bazę Cassandra.</text:p>
      <text:p text:style-name="Standard">Jedna z tabel (ObjectEntries) odpowiada za przechowywanie serializowanych do formatu JSON obiektów współdzielonych.</text:p>
      <text:p text:style-name="Standard">Druga z tabel (LogEntries) odpowiada za komunikację między węzłami, które ustalają kolejność dostępu do obiektów.</text:p>
      <text:p text:style-name="Standard">Serializacja dostępu opiera się o algorytm wzorowany na koncepcjach Lamporta/Richarda-Agrawali. Węzeł zapisuje w bazie danych wiersz typu REQUEST i oczekuje na potwierdzenia AGREE od innych węzłów. Identyfikator węzła (losowe UUID) oraz wartość zegara (zapisana w każdym wierszu logu) są brane pod uwagę w określaniu pierwszeństwa.</text:p>
      <text:p text:style-name="Standard">Każdy wpis logu zawiera identyfikator wpisu nadrzędnego (relacja między requestem a potwierdzeniem) co porządkuje komunikację.</text:p>
      <text:p text:style-name="Standard">Implementacja zakłada stałą liczbę węzłów utrzymującą komunikację - traktujemy ten system jako middleware.</text:p>
      <text:p text:style-name="Standard"></text:p>
      <text:p text:style-name="Standard">W katalogu ./cluster znajduje się cassandra i parę skryptów ułatwiających postawienie lokalnie paru węzłów:</text:p>
      <text:p text:style-name="Standard"></text:p>
      <text:p text:style-name="Standard">./createNodeDirs.sh 3</text:p>
      <text:p text:style-name="Standard">./startNodes.sh 3</text:p>
      <text:p text:style-name="Standard">./apache-cassandra/bin/cqlsh -f data.cassandra</text:p>
      <text:p text:style-name="Standard"></text:p>
      <text:p text:style-name="Standard"></text:p>
      <text:p text:style-name="Standard">W ten sposób ze wzorcowego katalogu z cassandrą zostaną utworzone trzy podkatalogi gdzie dowiązane będą binarki oraz utworzone niezależne konfiguracje.</text:p>
      <text:p text:style-name="Standard">Każdy węzeł ma osobny adres na interfejsie loopback (127.0.0.1, 127.0.0.2 ...) - w powyższym przypadku 3 węzły.</text:p>
      <text:p text:style-name="Standard">Plik data.cassandra zawiera schemat bazy danych.</text:p>
      <text:p text:style-name="Standard"></text:p>
      <text:p text:style-name="Standard">Po odpaleniu bazy danych odpalamy:</text:p>
      <text:p text:style-name="Standard"></text:p>
      <text:p text:style-name="Standard">mvn clean test</text:p>
      <text:p text:style-name="Standard"><text:soft-page-break/></text:p>
      <text:p text:style-name="Standard"></text:p>
      <text:p text:style-name="Standard">Powinny wykonać się testy (może wystąpić nieistotny wyjątek).</text:p>
      <text:p text:style-name="Standard"></text:p>
      <text:p text:style-name="Standard"></text:p>
      <text:p text:style-name="Standard">mvn compile exec:java -Dexec.mainClass="pl.poznan.put.cs.dsg.srds.cassandra.Main"</text:p>
      <text:p text:style-name="Standard"></text:p>
      <text:p text:style-name="Standard">Polecenie uruchamia klasę "Main" która woła przykładowy "TrainManager", który kilkukrotnie wykonuje różne zmiany na obiekcie "Train".</text:p>
      <text:p text:style-name="Standard"></text:p>
      <text:p text:style-name="Standard">Podstawową klasą jest SharedObject - klasa, która umie się serializować do JSON'a. Rozszerzając ją tworzymy własne typy współdzielonych obiektów.</text:p>
      <text:p text:style-name="Standard">Obiektami zarządza ObjectManager (BasicObjectManager), który korzysta z CriticalSectionManager (LamportLikeMutualExclusion) do wdrożenia logiki algorytmu.</text:p>
      <text:p text:style-name="Standard">Ta ostatnia klasa zawiera osobny wątek do akceptowania żądań sąsiadów, który działa na zasadzie okresowego odpytywania i to właśnie ten wątek podczas mvn test potrafi nakrzyczeć, że mu się urwał dostęp do bazy.</text:p>
      <text:p text:style-name="Standard">Ogólnie pakiet hecuba zawiera implementację mechanizmu a pakiet railroad przykładowe użycie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 </meta:initial-creator>
    <meta:creation-date>2015-06-11T11:47:13</meta:creation-date>
    <dc:date>2015-06-11T12:14:36</dc:date>
    <dc:creator>Filip </dc:creator>
    <meta:editing-duration>PT11M59S</meta:editing-duration>
    <meta:editing-cycles>1</meta:editing-cycles>
    <meta:document-statistic meta:table-count="0" meta:image-count="0" meta:object-count="0" meta:page-count="2" meta:paragraph-count="52" meta:word-count="336" meta:character-count="2682" meta:non-whitespace-character-count="2322"/>
    <meta:generator>LibreOffice/3.5$Linux_X86_64 LibreOffice_project/350m1$Build-2</meta:generator>
  </office:meta>
</office:document-meta>
</file>